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 style:master-page-name="Standard">
      <style:paragraph-properties fo:margin-top="0in" fo:margin-bottom="0.1945in" loext:contextual-spacing="false" fo:line-height="100%" style:page-number="auto"/>
    </style:style>
    <style:style style:name="P2" style:family="paragraph" style:parent-style-name="Standard" style:list-style-name="">
      <style:paragraph-properties fo:margin-top="0.1945in" fo:margin-bottom="0.1945in" loext:contextual-spacing="false" fo:line-height="100%"/>
    </style:style>
    <style:style style:name="P3" style:family="paragraph" style:parent-style-name="Standard">
      <style:paragraph-properties fo:margin-top="0.1945in" fo:margin-bottom="0.1945in" loext:contextual-spacing="false" fo:line-height="100%"/>
    </style:style>
    <style:style style:name="T1" style:family="text">
      <style:text-properties style:font-name="Times New Roman" fo:language="en" fo:country="US" fo:font-weight="bold" style:font-name-asian="Times New Roman1" style:language-asian="el" style:country-asian="GR" style:font-weight-asian="bold" style:font-name-complex="Times New Roman1" style:font-weight-complex="bold"/>
    </style:style>
    <style:style style:name="T2" style:family="text">
      <style:text-properties style:font-name="Times New Roman" fo:font-size="10pt" fo:language="en" fo:country="US" fo:font-weight="bold" style:font-name-asian="Times New Roman1" style:font-size-asian="10pt" style:language-asian="el" style:country-asian="GR" style:font-weight-asian="bold" style:font-name-complex="Times New Roman1" style:font-size-complex="10pt" style:font-weight-complex="bold"/>
    </style:style>
    <style:style style:name="T3" style:family="text">
      <style:text-properties style:font-name="Times New Roman" fo:font-size="10pt" fo:language="en" fo:country="US" style:font-name-asian="Times New Roman1" style:font-size-asian="10pt" style:language-asian="el" style:country-asian="GR" style:font-name-complex="Times New Roman1" style:font-size-complex="10pt"/>
    </style:style>
    <style:style style:name="T4" style:family="text">
      <style:text-properties style:font-name="Times New Roman" fo:font-size="10pt" fo:language="en" fo:country="US" fo:font-style="italic" fo:font-weight="bold" style:font-name-asian="Times New Roman1" style:font-size-asian="10pt" style:language-asian="el" style:country-asian="GR" style:font-style-asian="italic" style:font-weight-asian="bold" style:font-name-complex="Times New Roman1" style:font-size-complex="10pt" style:font-style-complex="italic" style:font-weight-complex="bold"/>
    </style:style>
    <style:style style:name="T5" style:family="text">
      <style:text-properties fo:color="#0000ff" style:font-name="Times New Roman" fo:font-size="10pt" fo:language="en" fo:country="US" style:text-underline-style="solid" style:text-underline-width="auto" style:text-underline-color="font-color" style:font-name-asian="Times New Roman1" style:font-size-asian="10pt" style:language-asian="el" style:country-asian="GR" style:font-name-complex="Times New Roman1"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T1">HIV-1 TAT STIMULATORY FACTOR 1; HTATSF1 </text:span></text:h>
      <text:h text:style-name="P2" text:outline-level="4"><text:span text:style-name="T2">TEXT </text:span></text:h>
      <text:h text:style-name="P2" text:outline-level="4"><text:span text:style-name="T2">▼ Description </text:span></text:h>
      <text:p text:style-name="P3"><text:span text:style-name="T3">Whereas most DNA sequence-specific transcription factors increase the rate of initiation and interact with enhancer or promoter DNA, human immunodeficiency virus-1 (HIV-1) Tat predominantly stimulates elongation and interacts with the trans-acting responsive (TAR) RNA element. Tat is essential for HIV replication.</text:span></text:p>
      <text:h text:style-name="P2" text:outline-level="4"><text:span text:style-name="T2">▼ Cloning and Expression </text:span></text:h>
      <text:p text:style-name="P3"><text:span text:style-name="T3">By functional and biochemical purification of a Tat stimulatory factor, followed by microsequence analysis and screening of a monocyte cDNA library, </text:span><text:a xlink:type="simple" xlink:href="https://omim.org/entry/300346#4" text:style-name="Standard" text:visited-style-name="Standard"><text:span text:style-name="T5">Zhou and Sharp (1996)</text:span></text:a><text:span text:style-name="T3"> isolated a cDNA encoding HTATSF1. Sequence analysis predicted that the HTATSF1 protein has 754 amino acids. The N-terminal half of HTATSF1 contains 2 RNA-recognition motifs homologous to those in EWS protein (</text:span><text:a xlink:type="simple" xlink:href="https://omim.org/entry/133450" text:style-name="Standard" text:visited-style-name="Standard"><text:span text:style-name="T5">133450</text:span></text:a><text:span text:style-name="T3">) and FUS/TLS (</text:span><text:a xlink:type="simple" xlink:href="https://omim.org/entry/137070" text:style-name="Standard" text:visited-style-name="Standard"><text:span text:style-name="T5">137070</text:span></text:a><text:span text:style-name="T3">), while the C-terminal half is rich in acidic amino acids, particularly glutamate and aspartate, and has several potential serine phosphorylation sites. Northern blot analysis revealed expression of a 3.0-kb HTATSF1 transcript in several cell lines. Immunoblot analysis showed that HTATSF1 is expressed as a 140-kD phosphoprotein in numerous cell types, suggesting that HTATSF1 may mediate a broadly active cellular process in addition to its essential role in Tat activation. Binding analysis showed that HTATSF1 weakly associates with TAR RNA. The association with TAR RNA was substantially enhanced by the presence of Tat. </text:span></text:p>
      <text:h text:style-name="P2" text:outline-level="4"><text:span text:style-name="T2">▼ Biochemical Features </text:span></text:h>
      <text:p text:style-name="P3"><text:span text:style-name="T4">Cryoelectron Microscopy</text:span></text:p>
      <text:p text:style-name="P3"><text:a xlink:type="simple" xlink:href="https://omim.org/entry/300346#3" text:style-name="Standard" text:visited-style-name="Standard"><text:span text:style-name="T5">Zhang et al. (2020)</text:span></text:a><text:span text:style-name="T3"> reported a 3D cryoelectron microscopy structure of the human 17S U2 snRNP at a core resolution of 4.1 angstroms and combined it with protein crosslinking data to determine the molecular architecture of this snRNP. The structure revealed that the HEAT domain of SF3B1 (</text:span><text:a xlink:type="simple" xlink:href="https://omim.org/entry/605590" text:style-name="Standard" text:visited-style-name="Standard"><text:span text:style-name="T5">605590</text:span></text:a><text:span text:style-name="T3">) interacts with PRP5 (</text:span><text:a xlink:type="simple" xlink:href="https://omim.org/entry/617848" text:style-name="Standard" text:visited-style-name="Standard"><text:span text:style-name="T5">617848</text:span></text:a><text:span text:style-name="T3">) and TATSF1, and maintains its open conformation in U2 snRNP, and that U2 snRNA forms a branchpoint-interacting stem loop (BSL) that is sandwiched between PRP5, TATSF1, and the HEAT domain of SF3B1. Thus, substantial remodeling of the BSL and displacement of BSL-interacting proteins must occur to allow formation of the U2 branch-site helix. </text:span><text:a xlink:type="simple" xlink:href="https://omim.org/entry/300346#3" text:style-name="Standard" text:visited-style-name="Standard"><text:span text:style-name="T5">Zhang et al. (2020)</text:span></text:a><text:span text:style-name="T3"> concluded that their studies provided a structural explanation of why TATSF1 must be displaced before the stable addition of U2 to the spliceosome, and identified RNP rearrangements facilitated by PRP5 that are required for stable interaction between U2 and the branch site. </text:span></text:p>
      <text:h text:style-name="P2" text:outline-level="4"><text:span text:style-name="T2">▼ Mapping </text:span></text:h>
      <text:p text:style-name="P3"><text:a xlink:type="simple" xlink:href="https://omim.org/entry/300346#2" text:style-name="Standard" text:visited-style-name="Standard"><text:span text:style-name="T5">Stumpf (2020)</text:span></text:a><text:span text:style-name="T3"> mapped the HTATSF1 gene to chromosome Xq26.3 based on an alignment of the HTATSF1 sequence (GenBank </text:span><text:a xlink:type="simple" xlink:href="https://www.ncbi.nlm.nih.gov/homologene?db=nucleotide&amp;dopt=g&amp;form=4&amp;field=accn&amp;term=BC009896" office:target-frame-name="_blank" xlink:show="new" text:style-name="Standard" text:visited-style-name="Standard"><text:span text:style-name="T5">BC009896</text:span></text:a><text:span text:style-name="T3">) with the genomic sequence (GRCh38).</text:span></text:p>
      <text:h text:style-name="P2" text:outline-level="4"><text:span text:style-name="T2">▼ Gene Function </text:span></text:h>
      <text:p text:style-name="P3"><text:a xlink:type="simple" xlink:href="https://omim.org/entry/300346#1" text:style-name="Standard" text:visited-style-name="Standard"><text:span text:style-name="T5">Fong and Zhou (2001)</text:span></text:a><text:span text:style-name="T3"> demonstrated that splicing factors function directly to promote transcriptional elongation. The spliceosomal U small nuclear ribonucleoproteins (snRNPs) interact with human transcription elongation factor TATSF1 and strongly stimulate polymerase elongation when directed to an intron-free HIV-1 template. </text:span><text:a xlink:type="simple" xlink:href="https://omim.org/entry/300346#1" text:style-name="Standard" text:visited-style-name="Standard"><text:span text:style-name="T5">Fong and Zhou (2001)</text:span></text:a><text:span text:style-name="T3"> suggested that this effect is likely to be mediated through the binding of TATSF1 to elongation factor P-TEFb (see </text:span><text:a xlink:type="simple" xlink:href="https://omim.org/entry/603251" text:style-name="Standard" text:visited-style-name="Standard"><text:span text:style-name="T5">603251</text:span></text:a><text:span text:style-name="T3">). Inclusion of splicing signals in the nascent transcript further stimulates transcription, supporting the notion that the recruitment of U snRNPs near the elongating polymerase is important for transcription. Because the TATSF1--U snRNP complex also stimulates splicing in vitro, </text:span><text:a xlink:type="simple" xlink:href="https://omim.org/entry/300346#1" text:style-name="Standard" text:visited-style-name="Standard"><text:span text:style-name="T5">Fong and Zhou (2001)</text:span></text:a><text:span text:style-name="T3"> proposed that it may serve as a dual-function factor to couple transcription and splicing and to facilitate their reciprocal activation.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l" fo:country="G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l" fo:country="G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Standard" style:default-outline-level="3"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l" style:country-asian="GR"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default-outline-level="4"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el" style:country-asian="GR" style:font-weight-asian="bold" style:font-name-complex="Times New Roman1" style:font-family-complex="'Times New Roman'" style:font-family-generic-complex="system" style:font-pitch-complex="variable" style:font-size-complex="12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l" style:country-asian="GR" style:font-weight-asian="bold" style:font-name-complex="Times New Roman1" style:font-family-complex="'Times New Roman'" style:font-family-generic-complex="system" style:font-pitch-complex="variable" style:font-size-complex="13.5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el" style:country-asian="GR" style:font-weight-asian="bold" style:font-name-complex="Times New Roman1" style:font-family-complex="'Times New Roman'" style:font-family-generic-complex="system" style:font-pitch-complex="variable" style:font-size-complex="12pt" style:font-weight-complex="bold"/>
    </style:style>
    <style:style style:name="mim-fon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mim-text-font" style:family="text" style:parent-style-name="Default_20_Paragraph_20_Font"/>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mim-tip-floating" style:family="text" style:parent-style-name="Default_20_Paragraph_20_Font"/>
    <style:style style:name="small"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0.7882in" fo:margin-left="1.25in" fo:margin-right="1.25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Georgios Pavlopoulos</meta:initial-creator>
    <meta:editing-cycles>3</meta:editing-cycles>
    <meta:creation-date>2021-04-01T09:51:00</meta:creation-date>
    <dc:date>2021-04-12T11:50:12.412291894</dc:date>
    <meta:editing-duration>PT1M13S</meta:editing-duration>
    <meta:generator>LibreOffice/6.4.6.2$Linux_X86_64 LibreOffice_project/40$Build-2</meta:generator>
    <meta:document-statistic meta:table-count="0" meta:image-count="0" meta:object-count="0" meta:page-count="1" meta:paragraph-count="13" meta:word-count="518" meta:character-count="3534" meta:non-whitespace-character-count="302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